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Tahoma, 'Century gothic', sans-serif"/>
    <style:font-face style:name="Lohit Devanagari1" svg:font-family="'Lohit Devanagari'"/>
    <style:font-face style:name="Times new romman" svg:font-family="'Times new romman'"/>
    <style:font-face style:name="sans-serif" svg:font-family="sans-serif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arágrafo">
      <style:paragraph-properties fo:margin-top="0cm" fo:margin-bottom="0cm" loext:contextual-spacing="false"/>
    </style:style>
    <style:style style:name="P2" style:family="paragraph" style:parent-style-name="Standard">
      <style:paragraph-properties fo:line-height="150%"/>
      <style:text-properties officeooo:rsid="00070227" officeooo:paragraph-rsid="00070227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Standard">
      <style:text-properties fo:language="pt" fo:country="BR" fo:font-weight="bold" style:font-weight-asian="bold"/>
    </style:style>
    <style:style style:name="P5" style:family="paragraph" style:parent-style-name="Standard">
      <style:paragraph-properties fo:line-height="150%"/>
      <style:text-properties fo:language="pt" fo:country="BR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16.489cm" style:leader-style="dotted" style:leader-text="."/>
        </style:tab-stops>
      </style:paragraph-properties>
      <style:text-properties fo:language="pt" fo:country="BR"/>
    </style:style>
    <style:style style:name="P7" style:family="paragraph" style:parent-style-name="Standard">
      <style:paragraph-properties fo:line-height="150%">
        <style:tab-stops>
          <style:tab-stop style:position="16.489cm" style:leader-style="dotted" style:leader-text="."/>
        </style:tab-stops>
      </style:paragraph-properties>
      <style:text-properties fo:language="pt" fo:country="BR"/>
    </style:style>
    <style:style style:name="P8" style:family="paragraph" style:parent-style-name="Standard">
      <style:paragraph-properties fo:line-height="150%">
        <style:tab-stops>
          <style:tab-stop style:position="3.016cm"/>
          <style:tab-stop style:position="16.489cm" style:leader-style="dotted" style:leader-text="."/>
        </style:tab-stops>
      </style:paragraph-properties>
      <style:text-properties fo:language="pt" fo:country="BR"/>
    </style:style>
    <style:style style:name="P9" style:family="paragraph" style:parent-style-name="Standard">
      <style:paragraph-properties fo:text-align="start" style:justify-single-word="false"/>
      <style:text-properties fo:language="pt" fo:country="BR"/>
    </style:style>
    <style:style style:name="P10" style:family="paragraph" style:parent-style-name="Standard">
      <style:paragraph-properties fo:line-height="150%"/>
      <style:text-properties fo:language="pt" fo:country="BR" officeooo:rsid="00072efa" officeooo:paragraph-rsid="00099ac7"/>
    </style:style>
    <style:style style:name="P11" style:family="paragraph" style:parent-style-name="Standard">
      <style:paragraph-properties fo:line-height="150%"/>
      <style:text-properties fo:language="pt" fo:country="BR" officeooo:rsid="00072efa" officeooo:paragraph-rsid="00072efa"/>
    </style:style>
    <style:style style:name="P12" style:family="paragraph" style:parent-style-name="Standard">
      <style:paragraph-properties fo:line-height="150%"/>
      <style:text-properties fo:language="pt" fo:country="BR" officeooo:rsid="000bc2db" officeooo:paragraph-rsid="000bc2db"/>
    </style:style>
    <style:style style:name="P13" style:family="paragraph" style:parent-style-name="Standard">
      <style:paragraph-properties fo:line-height="150%"/>
      <style:text-properties fo:language="pt" fo:country="BR" officeooo:rsid="0007e223" officeooo:paragraph-rsid="0007e223"/>
    </style:style>
    <style:style style:name="P14" style:family="paragraph" style:parent-style-name="Standard">
      <style:paragraph-properties fo:line-height="150%"/>
      <style:text-properties fo:language="pt" fo:country="BR" officeooo:rsid="00065687" officeooo:paragraph-rsid="00065687"/>
    </style:style>
    <style:style style:name="P15" style:family="paragraph" style:parent-style-name="Standard">
      <style:paragraph-properties fo:line-height="150%"/>
      <style:text-properties fo:language="pt" fo:country="BR" officeooo:rsid="00070227" officeooo:paragraph-rsid="00070227"/>
    </style:style>
    <style:style style:name="P16" style:family="paragraph" style:parent-style-name="Standard">
      <style:paragraph-properties fo:line-height="150%"/>
      <style:text-properties fo:language="pt" fo:country="BR" officeooo:rsid="000fe75d" officeooo:paragraph-rsid="000fe75d"/>
    </style:style>
    <style:style style:name="P17" style:family="paragraph" style:parent-style-name="Standard">
      <style:paragraph-properties fo:line-height="150%"/>
      <style:text-properties fo:text-transform="uppercase" fo:language="pt" fo:country="BR" fo:font-weight="bold" officeooo:paragraph-rsid="000fe75d" style:letter-kerning="true" style:font-weight-asian="bold"/>
    </style:style>
    <style:style style:name="P1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9" style:family="paragraph" style:parent-style-name="Standard">
      <style:paragraph-properties fo:margin-left="7.251cm" fo:margin-right="0cm" fo:line-height="150%" fo:text-indent="0cm" style:auto-text-indent="false"/>
      <style:text-properties fo:language="pt" fo:country="BR" fo:font-weight="bold" style:font-weight-asian="bold"/>
    </style:style>
    <style:style style:name="P20" style:family="paragraph" style:parent-style-name="Standard">
      <style:paragraph-properties fo:margin-left="10.252cm" fo:margin-right="0cm" fo:line-height="150%" fo:text-indent="-3cm" style:auto-text-indent="false"/>
      <style:text-properties fo:language="pt" fo:country="BR" fo:font-weight="bold" style:font-weight-asian="bold"/>
    </style:style>
    <style:style style:name="P21" style:family="paragraph" style:parent-style-name="Standard">
      <style:paragraph-properties fo:line-height="150%" fo:text-align="center" style:justify-single-word="false" fo:break-before="page"/>
      <style:text-properties fo:language="pt" fo:country="BR" fo:font-weight="bold" style:font-weight-asian="bold"/>
    </style:style>
    <style:style style:name="P22" style:family="paragraph" style:parent-style-name="Standard">
      <style:paragraph-properties fo:margin-left="2.011cm" fo:margin-right="0cm" fo:line-height="150%" fo:text-indent="-2.011cm" style:auto-text-indent="false">
        <style:tab-stops>
          <style:tab-stop style:position="2.011cm"/>
          <style:tab-stop style:position="16.489cm" style:leader-style="dotted" style:leader-text="."/>
        </style:tab-stops>
      </style:paragraph-properties>
      <style:text-properties fo:language="pt" fo:country="BR"/>
    </style:style>
    <style:style style:name="P23" style:family="paragraph" style:parent-style-name="Standard">
      <style:paragraph-properties fo:margin-left="2cm" fo:margin-right="0cm" fo:line-height="150%" fo:text-indent="-2cm" style:auto-text-indent="false">
        <style:tab-stops>
          <style:tab-stop style:position="2.011cm"/>
          <style:tab-stop style:position="15.483cm" style:leader-style="dotted" style:leader-text="."/>
        </style:tab-stops>
      </style:paragraph-properties>
      <style:text-properties fo:language="pt" fo:country="BR"/>
    </style:style>
    <style:style style:name="P24" style:family="paragraph" style:parent-style-name="Standard">
      <style:paragraph-properties fo:padding="0cm" fo:border="none"/>
      <style:text-properties fo:language="pt" fo:country="BR"/>
    </style:style>
    <style:style style:name="P25" style:family="paragraph" style:parent-style-name="Heading_20_1" style:list-style-name="WWNum1">
      <style:text-properties fo:language="pt" fo:country="BR"/>
    </style:style>
    <style:style style:name="P26" style:family="paragraph" style:parent-style-name="Heading_20_1" style:list-style-name="WWNum1">
      <style:paragraph-properties fo:margin-top="0cm" fo:margin-bottom="0cm" loext:contextual-spacing="false" fo:break-before="page"/>
      <style:text-properties fo:language="pt" fo:country="BR"/>
    </style:style>
    <style:style style:name="P27" style:family="paragraph" style:parent-style-name="Heading_20_1" style:list-style-name="WWNum1" style:master-page-name="Converted2">
      <style:paragraph-properties fo:margin-top="0cm" fo:margin-bottom="0cm" loext:contextual-spacing="false" style:page-number="6"/>
      <style:text-properties fo:language="pt" fo:country="BR"/>
    </style:style>
    <style:style style:name="P28" style:family="paragraph" style:parent-style-name="Title">
      <style:paragraph-properties fo:text-align="start" style:justify-single-word="false" fo:break-before="page"/>
      <style:text-properties fo:font-size="12pt" fo:language="pt" fo:country="BR" style:font-size-asian="12pt"/>
    </style:style>
    <style:style style:name="P29" style:family="paragraph" style:parent-style-name="Header">
      <style:paragraph-properties fo:text-align="end" style:justify-single-word="false"/>
      <style:text-properties fo:language="pt" fo:country="BR"/>
    </style:style>
    <style:style style:name="P30" style:family="paragraph" style:parent-style-name="Header">
      <style:text-properties fo:language="pt" fo:country="BR" fo:font-weight="bold" style:font-weight-asian="bold"/>
    </style:style>
    <style:style style:name="P31" style:family="paragraph" style:parent-style-name="Header">
      <style:paragraph-properties fo:line-height="100%"/>
      <style:text-properties fo:language="pt" fo:country="BR" fo:font-weight="bold" style:font-weight-asian="bold"/>
    </style:style>
    <style:style style:name="P32" style:family="paragraph" style:parent-style-name="Header">
      <style:text-properties fo:language="pt" fo:country="BR" officeooo:rsid="0005b92b" officeooo:paragraph-rsid="0005b92b"/>
    </style:style>
    <style:style style:name="P33" style:family="paragraph" style:parent-style-name="Header">
      <style:paragraph-properties fo:line-height="100%"/>
      <style:text-properties fo:language="pt" fo:country="BR"/>
    </style:style>
    <style:style style:name="P34" style:family="paragraph" style:parent-style-name="Header" style:master-page-name="First_20_Page">
      <style:paragraph-properties style:page-number="6"/>
      <style:text-properties fo:language="pt" fo:country="BR" fo:font-weight="bold" style:font-weight-asian="bold"/>
    </style:style>
    <style:style style:name="P35" style:family="paragraph" style:parent-style-name="Contents_20_1">
      <style:paragraph-properties fo:margin-top="0cm" fo:margin-bottom="0cm" loext:contextual-spacing="false" fo:line-height="150%"/>
      <style:text-properties fo:font-size="12pt" fo:language="pt" fo:country="BR" style:font-size-asian="12pt"/>
    </style:style>
    <style:style style:name="P36" style:family="paragraph" style:parent-style-name="Contents_20_1">
      <style:paragraph-properties fo:margin-top="0cm" fo:margin-bottom="0cm" loext:contextual-spacing="false" fo:line-height="150%"/>
      <style:text-properties fo:language="pt" fo:country="BR"/>
    </style:style>
    <style:style style:name="P37" style:family="paragraph" style:parent-style-name="Parágrafo">
      <style:paragraph-properties fo:margin-top="0cm" fo:margin-bottom="0cm" loext:contextual-spacing="false"/>
      <style:text-properties fo:language="pt" fo:country="BR"/>
    </style:style>
    <style:style style:name="P38" style:family="paragraph" style:parent-style-name="Parágrafo">
      <style:paragraph-properties fo:margin-top="0cm" fo:margin-bottom="0cm" loext:contextual-spacing="false"/>
      <style:text-properties fo:language="pt" fo:country="BR" officeooo:paragraph-rsid="0005b92b"/>
    </style:style>
    <style:style style:name="P39" style:family="paragraph" style:parent-style-name="Parágrafo">
      <style:text-properties fo:language="pt" fo:country="BR"/>
    </style:style>
    <style:style style:name="P40" style:family="paragraph" style:parent-style-name="Parágrafo">
      <style:paragraph-properties fo:margin-left="0cm" fo:margin-right="0cm" fo:margin-top="0cm" fo:margin-bottom="0cm" loext:contextual-spacing="false" fo:text-indent="0cm" style:auto-text-indent="false"/>
      <style:text-properties fo:language="pt" fo:country="BR" officeooo:paragraph-rsid="0005b92b"/>
    </style:style>
    <style:style style:name="P41" style:family="paragraph" style:parent-style-name="Estilo1" style:list-style-name="WWNum10">
      <style:paragraph-properties fo:margin-left="0.751cm" fo:margin-right="0cm" fo:text-indent="-0.635cm" style:auto-text-indent="false">
        <style:tab-stops/>
      </style:paragraph-properties>
      <style:text-properties fo:language="pt" fo:country="BR"/>
    </style:style>
    <style:style style:name="P42" style:family="paragraph" style:parent-style-name="Título_20_sem_20_Númeração">
      <style:paragraph-properties fo:break-before="page"/>
      <style:text-properties fo:language="pt" fo:country="BR"/>
    </style:style>
    <style:style style:name="P43" style:family="paragraph" style:parent-style-name="List_20_Paragraph" style:list-style-name="WWNum11">
      <style:paragraph-properties fo:line-height="115%" fo:text-align="justify" style:justify-single-word="false">
        <style:tab-stops>
          <style:tab-stop style:position="2.011cm"/>
          <style:tab-stop style:position="16.489cm" style:leader-style="dotted" style:leader-text="."/>
        </style:tab-stops>
      </style:paragraph-properties>
      <style:text-properties fo:language="pt" fo:country="B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b92b" style:font-weight-asian="bold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weight="normal" style:font-size-asian="12pt" style:font-weight-asian="normal"/>
    </style:style>
    <style:style style:name="T7" style:family="text">
      <style:text-properties officeooo:rsid="0005b92b"/>
    </style:style>
    <style:style style:name="T8" style:family="text">
      <style:text-properties officeooo:rsid="00065687"/>
    </style:style>
    <style:style style:name="T9" style:family="text">
      <style:text-properties officeooo:rsid="000bc2db"/>
    </style:style>
    <style:style style:name="T10" style:family="text">
      <style:text-properties fo:language="pt" fo:country="BR"/>
    </style:style>
    <style:style style:name="T11" style:family="text">
      <style:text-properties fo:language="pt" fo:country="BR" officeooo:rsid="00099ac7"/>
    </style:style>
    <style:style style:name="T12" style:family="text">
      <style:text-properties fo:language="pt" fo:country="BR" officeooo:rsid="000df2db"/>
    </style:style>
    <style:style style:name="T13" style:family="text">
      <style:text-properties officeooo:rsid="000df2d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oft-page-break/>UNIVERSIDADE DO OESTE DE SANTA CATARINA</text:p>
      <text:p text:style-name="P30">UNOESC – CAMPUS CHAPECÓ</text:p>
      <text:p text:style-name="P30">SISTEMAS DE INFORMAÇÂ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><text:span text:style-name="T1">Bong em webgl</text:span></text:p>
      <text:p text:style-name="P4"/>
      <text:p text:style-name="P4"/>
      <text:p text:style-name="P4"/>
      <text:p text:style-name="P4"/>
      <text:p text:style-name="P4"/>
      <text:p text:style-name="P19">Disciplina: <text:span text:style-name="T7">Computação Gráfica</text:span></text:p>
      <text:p text:style-name="P19">Professor(a): <text:span text:style-name="T7">Jacson Mate</text:span></text:p>
      <text:p text:style-name="P20">Acadêmico(s): <text:span text:style-name="T7">Willian C. Agostini, Matheus Hunsche, Natanael Toniazz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CHAPECÓ, SC</text:p>
      <text:p text:style-name="P33"><text:span text:style-name="T1">201</text:span><text:span text:style-name="T3">7</text:span><text:bookmark-start text:name="_Toc78972069"/><text:bookmark-start text:name="_Toc81999457"/><text:bookmark-start text:name="_Toc82673838"/><text:bookmark-start text:name="_Toc82691239"/><text:bookmark-start text:name="_Toc83699979"/><text:bookmark-start text:name="_Toc83743789"/><text:bookmark-start text:name="_Toc83971241"/><text:bookmark-start text:name="_Toc83971725"/><text:bookmark-start text:name="_Toc137530622"/><text:bookmark-start text:name="_Toc300402742"/></text:p>
      <text:p text:style-name="P42"><text:span text:style-name="T5">SUMÁRIO</text:span></text:p>
      <text:p text:style-name="P5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1 INTRODUÇÃO<text:tab/>6</text:p>
          <text:p text:style-name="P35">2 DESENVOLVIMENTO<text:tab/>11</text:p>
          <text:p text:style-name="P36"><text:span text:style-name="T5">2.1 </text:span><text:span text:style-name="T6">BLA BLA BLA BLA</text:span><text:span text:style-name="T5"><text:tab/>11</text:span></text:p>
          <text:p text:style-name="P36"><text:span text:style-name="T5">2.2</text:span><text:span text:style-name="T6"> BLA BLA BLA</text:span><text:span text:style-name="T5"><text:tab/>11</text:span></text:p>
          <text:p text:style-name="P35">3 cONCLUSÃO<text:tab/>12</text:p>
          <text:p text:style-name="P35">referências<text:tab/>21</text:p>
          <text:p text:style-name="P35">APÊNDICES e/ou anexos<text:tab/>22</text:p>
          <text:p text:style-name="P9"/>
          <text:p text:style-name="P24"/>
          <text:list xml:id="list3038475681" text:style-name="WWNum1">
            <text:list-item>
              <text:h text:style-name="P27" text:outline-level="1">INTRODUÇÃO<text:bookmark-end text:name="_Toc300402742"/><text:bookmark-end text:name="_Toc137530622"/><text:bookmark-end text:name="_Toc83971725"/><text:bookmark-end text:name="_Toc83971241"/><text:bookmark-end text:name="_Toc83743789"/><text:bookmark-end text:name="_Toc83699979"/><text:bookmark-end text:name="_Toc82691239"/><text:bookmark-end text:name="_Toc82673838"/><text:bookmark-end text:name="_Toc81999457"/><text:bookmark-end text:name="_Toc78972069"/></text:h>
            </text:list-item>
          </text:list>
        </text:index-body>
      </text:table-of-content>
      <text:p text:style-name="P5"/>
      <text:p text:style-name="P38"><text:span text:style-name="T4"/></text:p>
      <text:p text:style-name="Standard"><text:tab/>Pong <text:span text:style-name="T7">foi</text:span> <text:span text:style-name="T7">u</text:span>m dos primeiros jogos de vídeo <text:span text:style-name="T7">game</text:span> e representava um jogo de ténis a duas dimensões e a preto e branco. O objetivo do jogo <text:span text:style-name="T7">é</text:span> derrotar os adversários obtendo uma pontuação superior a eles. <text:span text:style-name="T7">Foi l</text:span>ançado em 1972 pela Atari, este foi sem dúvida o jogo que mais contribuiu para a explosão da indústria dos jogos de vídeo e foi também o primeiro jogo lucrativo da história dos videojogos. A sua criação deve-se a Allan Alcorn o inventor deste jogo.</text:p>
      <text:p text:style-name="Standard"><text:tab/>Nesse trabalho foi utilizado a biblioteca da WebGL para trazer <text:span text:style-name="T8">esse jogo</text:span> a novamente a vida. <text:span text:style-name="T8">A WebGL utiliza as tecnologias do HTML 5 e do javascript para crair os eventos gráficos, e dessa forma é possível rodar na maioria dos navegadores.</text:span></text:p>
      <text:p text:style-name="Standard"/>
      <text:p text:style-name="P40"/>
      <text:list xml:id="list165157032300568" text:continue-numbering="true" text:style-name="WWNum1">
        <text:list-item>
          <text:h text:style-name="P26" text:outline-level="1"><text:bookmark text:name="_Toc300402758"/>DESENVOLVIMENTO</text:h>
        </text:list-item>
      </text:list>
      <text:p text:style-name="P5"/>
      <text:p text:style-name="P2"><text:span text:style-name="T10"><text:tab/>Para a realização desse trabalho, foi realizado um fork de um projeto no github, </text:span><text:a xlink:type="simple" xlink:href="https://github.com/CD-Rom321/Pong-WebGL" text:style-name="Internet_20_link" text:visited-style-name="Visited_20_Internet_20_Link"><text:span text:style-name="T10">https://github.com/CD-Rom321/Pong-WebGL</text:span></text:a><text:span text:style-name="T10">, onde </text:span><text:span text:style-name="T11">nesse projeto, </text:span><text:span text:style-name="T12">que seguimos como base,</text:span><text:span text:style-name="T10"> tinha sido referenciada as bibliotecas do WebGL junto do canvas, porém nenhuma regra do jogo tinha sido criada. No nosso fork, construímos todas a regras específicas do jogo, como a pontução, duração da partida, dentre outros.</text:span></text:p>
      <text:p text:style-name="P10"><text:tab/>No projeto anterior, existia apenas a colisão entre a bola e as barras dos players, por<text:span text:style-name="T9">é</text:span>m não possuia a marcação de ponto quando o player deixa a bola passar, outro fator era de que a velocidade da bola era fixa. No projeto, criamos essas funcionalidades para contagem de ponto quando o player não acerta a bola e um <text:span text:style-name="T9">acréssimo</text:span> na velocidade da bola sempre quando ela é rebatida pelo player.</text:p>
      <text:p text:style-name="P11"><text:tab/>Criamos também um <text:span text:style-name="T9">redimensisonamento</text:span> da tela, pois sempre antes de iniciar o jogo, analisamos o tamanho da tela do usu<text:span text:style-name="T9">á</text:span>rio e preenchemos todo o espaço <text:span text:style-name="T9">dis</text:span>po<text:span text:style-name="T9">n</text:span>ível, trazendo assim uma melhor experiência para o player.</text:p>
      <text:p text:style-name="P12"><text:tab/>Desenvolvemos um método para que toda a vez que a bola inicial é criada, uma função aleatória </text:p>
      <text:p text:style-name="P13"><text:tab/>Para a construção de um objeto na tela, é passado as dimensões dele, que são as cores, as dimenões e movimentos, para um buffer. Nesse estágio é criado uma matriz 4x4 onde posteriormente n<text:span text:style-name="T9">a função</text:span> draw é enviado para o shadder.</text:p>
      <text:p text:style-name="P13"><text:tab/><text:span text:style-name="T13">No nosso jogo, seguimos varias da regras que o jogo Pong tinha, uma delas é o tempo, onde criamos um tempo limite de cada partida. Será possível também criar um cadastro de cada jogador, inserindo seu nome antes da partida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/>
      <text:list xml:id="list165158474116770" text:continue-numbering="true" text:style-name="WWNum1">
        <text:list-item>
          <text:h text:style-name="P25" text:outline-level="1"><text:bookmark-start text:name="_Toc300402759"/><text:soft-page-break/>CONCLUSÃO</text:h>
        </text:list-item>
      </text:list>
      <text:p text:style-name="P16"><text:tab/>Foi desenvolvido o projeto utilizando a WebGL, utilizando o javascript como a lógica do processo.</text:p>
      <text:p text:style-name="P17"/>
      <text:h text:style-name="P28" text:outline-level="1">referências<text:bookmark-end text:name="_Toc300402759"/></text:h>
      <text:p text:style-name="P37"/>
      <text:p text:style-name="P37">São as informações que permitem a identificação de documentos utilizados, no todo ou em parte, pelo autor do trabalho. A correta e completa identificação de um texto facilitará o processo de sua localização e obtenção por um leitor interessado. É recomendável a consulta a NBR 6023 da ABNT, para a correta apresentação das referências bibliográficas. </text:p>
      <text:p text:style-name="P3"/>
      <text:p text:style-name="P9">ANDRADE, Maria Margarida de. <text:span text:style-name="T2">Introdução à metodologia do trabalho científico</text:span>: elaboração de trabalhos na graduação. 6.ed. São Paulo: Atlas, 2003</text:p>
      <text:p text:style-name="P9"/>
      <text:p text:style-name="P9">ASSOCIAÇÃO BRASILEIRA DE NORMAS TÉCNICAS - ABNT. <text:span text:style-name="T1">Referências bibliográficas</text:span>: NBR 6023. Rio de Janeiro, ago. 2002.</text:p>
      <text:p text:style-name="P9"/>
      <text:p text:style-name="P9">______. <text:span text:style-name="T1">Livros e folhetos</text:span>: NBR 6029. Rio de Janeiro, set. 2002.</text:p>
      <text:p text:style-name="P9"/>
      <text:p text:style-name="P9">______. <text:span text:style-name="T1">Citações em documentos</text:span>: NBR 10520. Rio de Janeiro, ago. 2002.</text:p>
      <text:p text:style-name="P9"/>
      <text:p text:style-name="P9">______. <text:span text:style-name="T1">Trabalhos acadêmicos</text:span>: NBR 14724. Rio de Janeiro, ago. 2002.</text:p>
      <text:p text:style-name="P9"/>
      <text:p text:style-name="P9">BEUREN, Ilse Maria (org.). <text:span text:style-name="T2">Como elaborar trabalho monográficos em contabilidade</text:span>: teoria e prática. São Paulo: Atlas, 2003.</text:p>
      <text:p text:style-name="P9"/>
      <text:p text:style-name="P9">CENTRO UNIVERSITÁRIO DE JARAGUÁ DO SUL – UNERJ. Orientações Metodológicas. Disponível em: &lt;http://www.unerj.br/unerj/nap/orientacoes.doc&gt;. Acesso em: 10 jun 2004.</text:p>
      <text:p text:style-name="P9"/>
      <text:p text:style-name="P9">LAKATOS, Eva Maria; MARCONI, Marina de Andrade. <text:span text:style-name="T1">Fundamentos de metodologia científica</text:span>. 6.ed. São Paulo: Atlas, 2007.</text:p>
      <text:p text:style-name="P9"/>
      <text:p text:style-name="P9">MARCONI, Marina de Andrade; LAKATOS, Eva Maria. <text:span text:style-name="T2">Fundamentos de metodologia</text:span>. 5.ed. São Paulo: Atlas, 2003.</text:p>
      <text:p text:style-name="P9"/>
      <text:p text:style-name="P9">MÁTTAR NETO, João Augusto. <text:span text:style-name="T2">Metodologia científica na era da informática</text:span>. São Paulo: Saraiva, 2002.</text:p>
      <text:p text:style-name="P9"/>
      <text:p text:style-name="P9">OLIVEIRA, Silvio Luiz de. <text:span text:style-name="T2">Tratado de metodologia científica</text:span>: projetos de pesquisas, TGI, TCC, monografias, dissertações e teses. São Paulo: Pioneira, 2000.</text:p>
      <text:p text:style-name="P9"/>
      <text:p text:style-name="P9">ROESCH, Sylvia Maria Azevedo. <text:span text:style-name="T2">Projetos de estágio e de pesquisa em administração</text:span>: guia para estágios, trabalhos de conclusão, dissertações e estudos de caso. 2.ed. São Paulo: Atlas, 1999.</text:p>
      <text:p text:style-name="P9"/>
      <text:p text:style-name="P9">STRIEDER, Roque. <text:span text:style-name="T1">Diretrizes para elaboração de projetos de pesquisa</text:span>. Joaçãba: Ed. Unoesc, <text:s/>2009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Tahoma, 'Century gothic', sans-serif"/>
    <style:font-face style:name="Lohit Devanagari1" svg:font-family="'Lohit Devanagari'"/>
    <style:font-face style:name="Times new romman" svg:font-family="'Times new romman'"/>
    <style:font-face style:name="sans-serif" svg:font-family="sans-serif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margin-top="0cm" fo:margin-bottom="0.106cm" loext:contextual-spacing="false" fo:text-indent="0cm" style:auto-text-indent="fals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weight="normal" style:font-weight-asian="normal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variant="normal" fo:text-transform="none" fo:font-weight="bold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weight="normal" style:font-weight-asian="normal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weight="bold" style:font-weight-asian="bold"/>
    </style:style>
    <style:style style:name="List_20_Bullet" style:display-name="List Bullet" style:family="paragraph" style:parent-style-name="Standard" style:auto-update="true" style:default-outline-level="">
      <style:paragraph-properties fo:margin-left="2.002cm" fo:margin-right="0cm" fo:margin-top="0.106cm" fo:margin-bottom="0.106cm" loext:contextual-spacing="false" fo:line-height="150%" fo:text-indent="-0.501cm" style:auto-text-indent="false">
        <style:tab-stops/>
      </style:paragraph-properties>
    </style:style>
    <style:style style:name="List_20_Bullet_20_2" style:display-name="List Bullet 2" style:family="paragraph" style:parent-style-name="Standard" style:auto-update="true" style:default-outline-level="">
      <style:paragraph-properties fo:margin-top="0.106cm" fo:margin-bottom="0.106cm" loext:contextual-spacing="false" fo:line-height="150%">
        <style:tab-stops/>
      </style:paragraph-properties>
    </style:style>
    <style:style style:name="List_20_Bullet_20_3" style:display-name="List Bullet 3" style:family="paragraph" style:parent-style-name="Standard" style:auto-update="true" style:default-outline-level="">
      <style:paragraph-properties fo:margin-left="3.002cm" fo:margin-right="0cm" fo:margin-top="0.106cm" fo:margin-bottom="0.106cm" loext:contextual-spacing="false" fo:line-height="150%" fo:text-indent="-0.501cm" style:auto-text-indent="false">
        <style:tab-stops/>
      </style:paragraph-properties>
    </style:style>
    <style:style style:name="Title" style:family="paragraph" style:parent-style-name="Standard" style:default-outline-level="1" style:list-style-name="" style:class="chapter">
      <style:paragraph-properties fo:text-align="center" style:justify-single-word="false"/>
      <style:text-properties fo:text-transform="uppercase" fo:font-size="14pt" fo:font-weight="bold" style:letter-kerning="true" style:font-size-asian="14pt" style:font-weight-asian="bold"/>
    </style:style>
    <style:style style:name="Header" style:family="paragraph" style:parent-style-name="Standard" style:default-outline-level="" style:class="extra">
      <style:paragraph-properties fo:line-height="150%"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text-transform="upperca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>
        <style:tab-stops>
          <style:tab-stop style:position="15.984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/>
    </style:style>
    <style:style style:name="Date" style:family="paragraph" style:parent-style-name="Standard" style:next-style-name="Standard" style:default-outline-level="">
      <style:paragraph-properties fo:text-align="center" style:justify-single-word="false"/>
      <style:text-properties fo:font-weight="bold" style:font-weight-asian="bold"/>
    </style:style>
    <style:style style:name="Parágrafo" style:family="paragraph" style:parent-style-name="Standard" style:default-outline-level="">
      <style:paragraph-properties fo:margin-left="0cm" fo:margin-right="0cm" fo:margin-top="0.106cm" fo:margin-bottom="0.106cm" loext:contextual-spacing="false" fo:line-height="150%" fo:text-indent="1.251cm" style:auto-text-indent="false"/>
    </style:style>
    <style:style style:name="Quote" style:family="paragraph" style:parent-style-name="Standard" style:default-outline-level="">
      <style:paragraph-properties fo:margin-left="4.001cm" fo:margin-right="0cm" fo:text-indent="0cm" style:auto-text-indent="false"/>
      <style:text-properties fo:font-size="10pt" style:font-size-asian="10pt"/>
    </style:style>
    <style:style style:name="Fonte" style:family="paragraph" style:parent-style-name="Standard" style:default-outline-level="">
      <style:text-properties fo:font-size="10pt" style:font-size-asian="10pt"/>
    </style:style>
    <style:style style:name="caption" style:family="paragraph" style:parent-style-name="Standard" style:next-style-name="Standard" style:auto-update="true" style:default-outline-level="">
      <style:text-properties fo:font-size="10pt" style:font-size-asian="10pt"/>
    </style:style>
    <style:style style:name="Signature" style:family="paragraph" style:parent-style-name="Standard" style:default-outline-level="" style:class="text">
      <style:paragraph-properties fo:margin-left="7.001cm" fo:margin-right="0cm" fo:text-indent="0cm" style:auto-text-indent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.212cm" fo:margin-bottom="0.106cm" loext:contextual-spacing="false">
        <style:tab-stops>
          <style:tab-stop style:position="15.984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text-properties fo:font-weight="bold" style:font-weight-asian="bold"/>
    </style:style>
    <style:style style:name="Contents_20_4" style:display-name="Contents 4" style:family="paragraph" style:parent-style-name="Standard" style:next-style-name="Standard" style:auto-update="true" style:default-outline-level="" style:class="index"/>
    <style:style style:name="Contents_20_5" style:display-name="Contents 5" style:family="paragraph" style:parent-style-name="Standard" style:next-style-name="Standard" style:auto-update="true" style:default-outline-level="" style:class="index">
      <style:text-properties fo:font-style="italic" style:font-style-asian="italic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note_20_text" style:display-name="footnote text" style:family="paragraph" style:parent-style-name="Standard" style:default-outline-level="">
      <style:paragraph-properties fo:margin-left="0.25cm" fo:margin-right="0cm" fo:text-indent="-0.25cm" style:auto-text-indent="false"/>
      <style:text-properties fo:font-size="10pt" style:font-size-asian="10pt"/>
    </style:style>
    <style:style style:name="Estilo1" style:family="paragraph" style:parent-style-name="Parágrafo" style:auto-update="true" style:default-outline-level="">
      <style:paragraph-properties fo:margin-left="2.131cm" fo:margin-right="0cm" fo:text-indent="-0.63cm" style:auto-text-indent="false">
        <style:tab-stops/>
      </style:paragraph-properties>
    </style:style>
    <style:style style:name="Título_20_sem_20_Numeração" style:display-name="Título sem Numeração" style:family="paragraph" style:parent-style-name="Standard" style:default-outline-level="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Estilo_20_Parágrafo_20__2b__20_Espaçamento_20_entre_20_linhas_3a__20__20_15_20_linha" style:display-name="Estilo Parágrafo + Espaçamento entre linhas:  15 linha" style:family="paragraph" style:parent-style-name="Parágrafo" style:default-outline-level="">
      <style:text-properties style:font-size-complex="10pt"/>
    </style:style>
    <style:style style:name="Fala_20_pesquisados" style:display-name="Fala pesquisados" style:family="paragraph" style:parent-style-name="Fonte" style:default-outline-level="">
      <style:paragraph-properties fo:margin-left="3cm" fo:margin-right="0cm" fo:margin-top="0.106cm" fo:margin-bottom="0.106cm" loext:contextual-spacing="false" fo:line-height="150%" fo:text-indent="0cm" style:auto-text-indent="false"/>
      <style:text-properties fo:font-size="12pt" fo:font-style="italic" style:font-size-asian="12pt" style:font-style-asian="italic" style:font-size-complex="10pt" style:font-style-complex="italic"/>
    </style:style>
    <style:style style:name="Estilo2" style:family="paragraph" style:parent-style-name="List_20_Bullet_20_2" style:default-outline-level="">
      <style:paragraph-properties fo:line-height="200%"/>
    </style:style>
    <style:style style:name="Título_20_sem_20_Númeração" style:display-name="Título sem Númeração" style:family="paragraph" style:parent-style-name="Standard" style:default-outline-level="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Estilo_20_Título_20_2_20__2b__20_Negrito" style:display-name="Estilo Título 2 + Negrito" style:family="paragraph" style:parent-style-name="Heading_20_2" style:default-outline-level="" style:list-style-name="">
      <style:text-properties style:font-weight-complex="bold"/>
    </style:style>
    <style:style style:name="Estilo_20_Título_20_3_20__2b__20_Não_20_Negrito" style:display-name="Estilo Título 3 + Não Negrito" style:family="paragraph" style:parent-style-name="Heading_20_3" style:default-outline-level="" style:list-style-name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nte_20_Char" style:display-name="Fonte Char" style:family="text">
      <style:text-properties style:language-asian="pt" style:country-asian="BR" style:font-size-complex="12pt" style:language-complex="ar" style:country-complex="SA"/>
    </style:style>
    <style:style style:name="Fala_20_pesquisados_20_Char" style:display-name="Fala pesquisados Char" style:family="text">
      <style:text-properties fo:font-size="12pt" fo:font-style="italic" style:font-size-asian="12pt" style:language-asian="pt" style:country-asian="BR" style:font-style-asian="italic" style:font-size-complex="12pt" style:language-complex="ar" style:country-complex="SA" style:font-style-complex="italic"/>
    </style:style>
    <style:style style:name="Cabeçalho_20_Char" style:display-name="Cabeçalho Char" style:family="text">
      <style:text-properties fo:text-transform="uppercase" fo:font-size="12pt" style:font-size-asian="12pt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llitxt" style:family="text" style:parent-style-name="Default_20_Paragraph_20_Font"/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501cm" fo:margin-left="1.00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0.75cm" fo:margin-left="0.75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space" fo:text-indent="-1.501cm" fo:margin-left="1.501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space" fo:text-indent="-1.75cm" fo:margin-left="1.75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501cm" fo:margin-left="1.00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 fo:text-indent="-1.501cm" fo:margin-left="1.501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 fo:text-indent="-1.75cm" fo:margin-left="1.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136cm" fo:text-indent="-0.499cm" fo:margin-left="2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fo:font-family="'Times New Roman'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1.50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  <style:master-page style:name="First_20_Page" style:display-name="First Page" style:page-layout-name="Mpm1" style:next-style-name="Standard">
      <style:header>
        <text:p text:style-name="MP1"/>
        <text:p text:style-name="MP1"/>
      </style:header>
    </style:master-page>
    <style:master-page style:name="Converted1" style:page-layout-name="Mpm1">
      <style:header>
        <text:p text:style-name="MP1"><text:page-number text:select-page="current">9</text:page-number></text:p>
        <text:p text:style-name="MP2"/>
      </style:header>
    </style:master-page>
    <style:master-page style:name="Converted2" style:page-layout-name="Mpm1" style:next-style-name="Converted1">
      <style:header>
        <text:p text:style-name="MP1"><text:page-number text:select-page="current">6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T + ‘  TÍTULO</dc:title>
    <meta:initial-creator>Forum da Comarca de Chapecó</meta:initial-creator>
    <meta:editing-cycles>12</meta:editing-cycles>
    <meta:print-date>2014-04-10T20:58:00</meta:print-date>
    <meta:creation-date>2015-04-17T01:32:00</meta:creation-date>
    <dc:date>2017-11-22T16:51:55.879198700</dc:date>
    <meta:editing-duration>PT8H10M32S</meta:editing-duration>
    <meta:generator>LibreOffice/5.3.7.2.0$Linux_X86_64 LibreOffice_project/30m0$Build-2</meta:generator>
    <meta:document-statistic meta:table-count="0" meta:image-count="0" meta:object-count="0" meta:page-count="7" meta:paragraph-count="46" meta:word-count="732" meta:character-count="4610" meta:non-whitespace-character-count="3910"/>
    <meta:user-defined meta:name="AppVersion">12.0000</meta:user-defined>
    <meta:user-defined meta:name="Company">TJSC - Chapecó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